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1" style:family="paragraph" style:parent-style-name="Footnote">
      <style:text-properties style:font-name="Liberation Sans" officeooo:paragraph-rsid="1001a61f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40045a"/>
    </style:style>
    <style:style style:name="P44" style:family="paragraph" style:parent-style-name="Footnote">
      <style:text-properties officeooo:paragraph-rsid="0fce08f7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officeooo:paragraph-rsid="0fba5a4f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5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380a1"/>
    </style:style>
    <style:style style:name="P68" style:family="paragraph" style:parent-style-name="Standard">
      <style:text-properties officeooo:paragraph-rsid="0fc8b815"/>
    </style:style>
    <style:style style:name="P69" style:family="paragraph" style:parent-style-name="Standard">
      <style:text-properties officeooo:paragraph-rsid="0fcaaa01"/>
    </style:style>
    <style:style style:name="P70" style:family="paragraph" style:parent-style-name="Standard">
      <style:text-properties officeooo:paragraph-rsid="0fce858d"/>
    </style:style>
    <style:style style:name="P71" style:family="paragraph" style:parent-style-name="Standard">
      <style:text-properties officeooo:paragraph-rsid="0f4adb30"/>
    </style:style>
    <style:style style:name="P72" style:family="paragraph" style:parent-style-name="Standard">
      <style:text-properties officeooo:paragraph-rsid="0fd0b68a"/>
    </style:style>
    <style:style style:name="P73" style:family="paragraph" style:parent-style-name="Standard">
      <style:text-properties officeooo:paragraph-rsid="0fdc0816"/>
    </style:style>
    <style:style style:name="P74" style:family="paragraph" style:parent-style-name="Standard">
      <style:text-properties officeooo:paragraph-rsid="0fd655f2"/>
    </style:style>
    <style:style style:name="P75" style:family="paragraph" style:parent-style-name="Standard">
      <style:text-properties officeooo:paragraph-rsid="0ff06808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text-properties officeooo:rsid="10048e31" officeooo:paragraph-rsid="10048e3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officeooo:rsid="0673d7fc"/>
    </style:style>
    <style:style style:name="T26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5" style:family="text">
      <style:text-properties style:text-line-through-style="none" style:text-line-through-type="none" style:font-name="Liberation Sans" style:text-underline-style="none" officeooo:rsid="0b0f3a36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e83c34e"/>
    </style:style>
    <style:style style:name="T26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fo:language="en" fo:country="GB" style:font-size-complex="12pt"/>
    </style:style>
    <style:style style:name="T271" style:family="text">
      <style:text-properties fo:language="en" fo:country="GB" officeooo:rsid="0f28d107" style:font-size-complex="12pt"/>
    </style:style>
    <style:style style:name="T27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size="8pt" style:font-size-asian="8pt" style:font-size-complex="8pt" loext:padding="0.049cm" loext:border="0.31pt solid #000000"/>
    </style:style>
    <style:style style:name="T274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7" form:id="control1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9"><text:span text:style-name="Strong_20_Emphasis"><text:span text:style-name="T167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68"><text:s/></text:span></text:span><text:span text:style-name="Strong_20_Emphasis"><text:span text:style-name="T169">LTS</text:span></text:span><text:span text:style-name="T207"><text:note text:id="ftn1" text:note-class="footnote"><text:note-citation>1</text:note-citation><text:note-body><text:p text:style-name="P31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8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70"><text:s/></text:span></text:span><text:span text:style-name="T196">LTS 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08"> </text:span><text:span text:style-name="T208"><text:user-field-get text:name="Edition">desktop</text:user-field-get></text:span><text:span text:style-name="T209">.</text:span></text:p>
      <text:p text:style-name="P8"/>
      <text:p text:style-name="P53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53">karelzimmer.nl</text:span></text:span></text:a><text:span text:style-name="T28"> for this and other Linux documents, scripts, and information.</text:span></text:p>
      <text:p text:style-name="P51"/>
      <text:p text:style-name="P30"><text:span text:style-name="T137">This is a fillable PDF with </text:span><text:span text:style-name="Strong_20_Emphasis"><text:span text:style-name="T34">te</text:span></text:span><text:span text:style-name="Strong_20_Emphasis"><text:span text:style-name="T36">x</text:span></text:span><text:span text:style-name="Strong_20_Emphasis"><text:span text:style-name="T34">t</text:span></text:span><text:span text:style-name="T137"> </text:span><text:span text:style-name="T138">a</text:span><text:span text:style-name="T137">n</text:span><text:span text:style-name="T138">d</text:span><text:span text:style-name="Strong_20_Emphasis"><text:span text:style-name="T35"> </text:span></text:span><text:span text:style-name="Strong_20_Emphasis"><text:span text:style-name="T72"><draw:control text:anchor-type="as-char" draw:z-index="11" draw:name="Vorm3_ 1" draw:style-name="gr1" draw:text-style-name="P94" svg:width="0.35cm" svg:height="0.35cm" draw:control="control12"/></text:span></text:span><text:span text:style-name="T137"><text:s/>checkboxes; printing is not necessary.</text:span></text:p>
      <text:p text:style-name="P45"/>
      <text:p text:style-name="P54"><text:span text:style-name="Definition"><text:span text:style-name="T268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2" draw:name="Gebruiker 2" draw:style-name="gr2" draw:text-style-name="P95" svg:width="6.002cm" svg:height="0.6cm" draw:control="control13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2">a</text:span><text:span text:style-name="T214">n </text:span><text:span text:style-name="T222">Jansen</text:span><text:span text:style-name="T223">]</text:span></text:p>
      <text:p text:style-name="P57"><text:span text:style-name="Definition"><text:span text:style-name="T211">USER</text:span></text:span><text:span text:style-name="Definition"><text:span text:style-name="T266">na</text:span></text:span><text:span text:style-name="Definition"><text:span text:style-name="T269">me</text:span></text:span><text:span text:style-name="T210"><text:tab/><text:tab/><text:tab/></text:span><text:span text:style-name="T210"><draw:control text:anchor-type="as-char" svg:y="-0.429cm" draw:z-index="13" draw:name="Gberuikersnaam 2" draw:style-name="gr2" draw:text-style-name="P95" svg:width="6.002cm" svg:height="0.6cm" draw:control="control14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2">a</text:span><text:span text:style-name="T171">n</text:span><text:span text:style-name="T173">]</text:span></text:p>
      <text:p text:style-name="P54"><text:span text:style-name="Definition"><text:span text:style-name="T266">COMPUTERNA</text:span></text:span><text:span text:style-name="Definition"><text:span text:style-name="T269">me</text:span></text:span><text:span text:style-name="T224"><text:tab/></text:span><text:span text:style-name="T266"><draw:control text:anchor-type="as-char" svg:y="-0.429cm" draw:z-index="14" draw:name="Computernaam 1" draw:style-name="gr2" draw:text-style-name="P95" svg:width="6.002cm" svg:height="0.6cm" draw:control="control15"><svg:title>Computernaam</svg:title><svg:desc>Unieke naam van de computer</svg:desc></draw:control></text:span><text:span text:style-name="T266"><text:tab/></text:span><text:span text:style-name="T228">[</text:span><text:span text:style-name="T225">na</text:span><text:span text:style-name="T229">me of the</text:span><text:span text:style-name="T225"> compute</text:span><text:span text:style-name="T226">r, </text:span><text:span text:style-name="T229">e.g.</text:span><text:span text:style-name="T230"> </text:span><text:span text:style-name="T231">pc02</text:span><text:span text:style-name="T228">]</text:span></text:p>
      <text:p text:style-name="P54"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220"><text:tab/><text:tab/></text:span><text:span text:style-name="T220"><draw:control text:anchor-type="as-char" svg:y="-0.429cm" draw:z-index="15" draw:name="Opstartmenu 1" draw:style-name="gr2" draw:text-style-name="P95" svg:width="6.002cm" svg:height="0.6cm" draw:control="control16"><svg:title>Opstartmenu</svg:title><svg:desc>Toets voor het opstartmenu ("bootmenu")</svg:desc></draw:control></text:span><text:span text:style-name="T220"><text:tab/></text:span><text:span text:style-name="T228">[</text:span><text:span text:style-name="T225">key for the bootable medium</text:span><text:span text:style-name="T232">]</text:span></text:p>
      <text:p text:style-name="P54"><text:span text:style-name="Definition"><text:span text:style-name="T227">SETTINGS</text:span></text:span><text:span text:style-name="T227"> <text:tab/><text:tab/><text:tab/></text:span><text:span text:style-name="T227"><draw:control text:anchor-type="as-char" svg:y="-0.429cm" draw:z-index="16" draw:name="Instellingen 1" draw:style-name="gr2" draw:text-style-name="P95" svg:width="6.002cm" svg:height="0.6cm" draw:control="control17"><svg:title>Instellingen</svg:title><svg:desc>Toets voor het BIOS/UEFI-scherm ("setup")</svg:desc></draw:control></text:span><text:span text:style-name="T227"><text:tab/></text:span><text:span text:style-name="T228">[</text:span><text:span text:style-name="T225">key for the UEFI BIOS screen</text:span><text:span text:style-name="T228">]</text:span></text:p>
      <text:p text:style-name="P54"><text:span text:style-name="Definition"><text:span text:style-name="T234">USER2</text:span></text:span><text:span text:style-name="T233"><text:tab/></text:span><text:span text:style-name="T218"> <text:tab/><text:tab/><text:tab/></text:span><text:span text:style-name="T220"><draw:control text:anchor-type="as-char" svg:y="-0.429cm" draw:z-index="17" draw:name="Gebruiker 3" draw:style-name="gr2" draw:text-style-name="P95" svg:width="6.002cm" svg:height="0.6cm" draw:control="control18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5">nd</text:span><text:span text:style-name="T216"> USER</text:span><text:span text:style-name="T217">]</text:span></text:p>
      <text:p text:style-name="P57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34">2</text:span></text:span><text:span text:style-name="Definition"><text:span text:style-name="T241"><text:tab/><text:tab/></text:span></text:span><text:span text:style-name="T210"><draw:control text:anchor-type="as-char" svg:y="-0.429cm" draw:z-index="18" draw:name="Gberuikersnaam 3" draw:style-name="gr2" draw:text-style-name="P95" svg:width="6.002cm" svg:height="0.6cm" draw:control="control19"><svg:title>Gebruikersnaam</svg:title><svg:desc>Korte naam, bijv. jan</svg:desc></draw:control></text:span><text:span text:style-name="T210"><text:tab/></text:span><text:span text:style-name="T238">[</text:span><text:span text:style-name="T239">user</text:span><text:span text:style-name="T237"> na</text:span><text:span text:style-name="T240">me</text:span><text:span text:style-name="T242"> possibly</text:span><text:span text:style-name="T243"> 2</text:span><text:span text:style-name="T246">nd</text:span><text:span text:style-name="T243"> USER</text:span><text:span text:style-name="T244">]</text:span></text:p>
      <text:p text:style-name="P54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0">te</text:span></text:span><text:span text:style-name="Strong_20_Emphasis"><text:span text:style-name="T60">x</text:span></text:span><text:span text:style-name="Strong_20_Emphasis"><text:span text:style-name="T40">t </text:span></text:span><text:span text:style-name="Strong_20_Emphasis"><text:span text:style-name="T60">box</text:span></text:span><text:span text:style-name="T174">.</text:span></text:p>
      <text:p text:style-name="P4"/>
      <text:p text:style-name="P4"/>
      <text:p text:style-name="P55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m</text:span></text:span><text:span text:style-name="Strong_20_Emphasis"><text:span text:style-name="T185">oving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0"><text:span text:style-name="T260">New installation?</text:span><text:span text:style-name="T262"><text:tab/></text:span><text:span text:style-name="T263"></text:span><text:span text:style-name="T264"><text:tab/>Start at chapter </text:span><text:span text:style-name="T261"><text:bookmark-ref text:reference-format="page" text:ref-name="__RefNumPara__4009_12717081281">2</text:bookmark-ref></text:span><text:span text:style-name="T261"><text:s/></text:span><text:span text:style-name="T261"><text:bookmark-ref text:reference-format="text" text:ref-name="__RefNumPara__4009_12717081281">Perform installation</text:bookmark-ref></text:span><text:span text:style-name="T265">.</text:span></text:p>
      <text:p text:style-name="P52"/>
      <text:p text:style-name="P54"><text:span text:style-name="Strong_20_Emphasis"><text:span text:style-name="T31"/></text:span></text:p>
      <text:list xml:id="list2190677804" text:style-name="L1">
        <text:list-item>
          <text:p text:style-name="P91"><text:bookmark-start text:name="__RefNumPara__4083_1271708128"/>Preparing installation<text:bookmark-end text:name="__RefNumPara__4083_1271708128"/></text:p>
        </text:list-item>
      </text:list>
      <text:p text:style-name="P4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1" draw:name="Vorm 5" draw:style-name="gr1" draw:text-style-name="P94" svg:width="0.35cm" svg:height="0.35cm" draw:control="control22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7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27">Login any additional </text:span></text:span><text:span text:style-name="Definition"><text:span text:style-name="T249">USER</text:span></text:span><text:span text:style-name="User_20_Entry"><text:span text:style-name="T128">s</text:span></text:span><text:span text:style-name="User_20_Entry"><text:span text:style-name="T136">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6" draw:name="Vorm4" draw:style-name="gr1" draw:text-style-name="P94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2" draw:name="Vorm 6" draw:style-name="gr1" draw:text-style-name="P94" svg:width="0.35cm" svg:height="0.35cm" draw:control="control23"/></text:span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41">Install </text:span></text:span><text:span text:style-name="Strong_20_Emphasis"><text:span text:style-name="T43">pa</text:span></text:span><text:span text:style-name="Strong_20_Emphasis"><text:span text:style-name="T61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43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88"><text:span text:style-name="Strong_20_Emphasis"><text:span text:style-name="T70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70">(p</text:span></text:span><text:span text:style-name="Strong_20_Emphasis"><text:span text:style-name="T43">ress the </text:span></text:span><text:span text:style-name="Strong_20_Emphasis"><text:span text:style-name="T48">Super</text:span></text:span><text:span text:style-name="Strong_20_Emphasis"><text:span text:style-name="T39"> </text:span></text:span><text:span text:style-name="Strong_20_Emphasis"><text:span text:style-name="T62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63"> </text:span></text:span><text:span text:style-name="Strong_20_Emphasis"><text:span text:style-name="T71">if</text:span></text:span><text:span text:style-name="Strong_20_Emphasis"><text:span text:style-name="T70"> needed) a</text:span></text:span><text:span text:style-name="Strong_20_Emphasis"><text:span text:style-name="T63">nd click the </text:span></text:span><text:span text:style-name="Strong_20_Emphasis"><text:span text:style-name="T85">Terminal</text:span></text:span><text:span text:style-name="Strong_20_Emphasis"><text:span text:style-name="T63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44">Type, or copy and paste, these t</text:span></text:span><text:span text:style-name="Strong_20_Emphasis"><text:span text:style-name="T64">hree</text:span></text:span><text:span text:style-name="Strong_20_Emphasis"><text:span text:style-name="T44"> commands, each followed by the</text:span></text:span><text:span text:style-name="Strong_20_Emphasis"><text:span text:style-name="T51"> </text:span></text:span><text:span text:style-name="Strong_20_Emphasis"><text:span text:style-name="T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6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6"><text:span text:style-name="User_20_Entry"><text:span text:style-name="T140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6"><text:span text:style-name="User_20_Entry"><text:span text:style-name="T140">bash 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3" draw:name="Vorm 7" draw:style-name="gr1" draw:text-style-name="P94" svg:width="0.35cm" svg:height="0.35cm" draw:control="control24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46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88"><text:span text:style-name="Strong_20_Emphasis"><text:span text:style-name="T70">T</text:span></text:span><text:span text:style-name="Strong_20_Emphasis"><text:span text:style-name="T46">ype </text:span></text:span><text:span text:style-name="Strong_20_Emphasis"><text:span text:style-name="T87">menu</text:span></text:span><text:span text:style-name="Strong_20_Emphasis"><text:span text:style-name="T46"> </text:span></text:span><text:span text:style-name="Strong_20_Emphasis"><text:span text:style-name="T70">(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46">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53">Select </text:span></text:span><text:span text:style-name="Strong_20_Emphasis"><text:span text:style-name="T88">1 Prepar</text:span></text:span><text:span text:style-name="Strong_20_Emphasis"><text:span text:style-name="T92">e<text:tab/></text:span></text:span><text:span text:style-name="Strong_20_Emphasis"><text:span text:style-name="T88"> installation</text:span></text:span><text:span text:style-name="Strong_20_Emphasis"><text:span text:style-name="T53"> and </text:span></text:span><text:span text:style-name="Strong_20_Emphasis"><text:span text:style-name="T67">click </text:span></text:span><text:span text:style-name="Strong_20_Emphasis"><text:span text:style-name="T91">Continue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3"><text:span text:style-name="Strong_20_Emphasis"><text:span text:style-name="T52">Follow the instructions on the screen.</text:span></text:span></text:p>
          </table:table-cell>
        </table:table-row>
      </table:table>
      <text:p text:style-name="P49"><text:bookmark-start text:name="__RefNumPara__4009_1271708128"/><text:bookmark-end text:name="__RefNumPara__4009_1271708128"/><text:span text:style-name="Strong_20_Emphasis"><text:span text:style-name="T2"/></text:span></text:p>
      <text:list xml:id="list194120862493603" text:continue-numbering="true" text:style-name="L1">
        <text:list-item>
          <text:p text:style-name="P90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4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88">Boot the computer from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T189">Live</text:span><text:span text:style-name="T106"><text:note text:id="ftn5" text:note-class="footnote"><text:note-citation>1</text:note-citation><text:note-body><text:p text:style-name="P7"><text:span text:style-name="T247">From a Live USB stick (or DVD) you can boot and work with</text:span> <text:span text:style-name="T192"><text:user-field-get text:name="Distro">Debian</text:user-field-get></text:span><text:span text:style-name="T193"><text:s/>without installing it</text:span>.</text:p></text:note-body></text:note></text:span><text:span text:style-name="T105"> USB stick</text:span><text:span text:style-name="T107"><text:note text:id="ftn6" text:note-class="footnote"><text:note-citation>2</text:note-citation><text:note-body><text:p text:style-name="P44"><text:span text:style-name="Strong_20_Emphasis"><text:span text:style-name="T122">Download a CD image file (.iso) from</text:span></text:span><text:span text:style-name="Strong_20_Emphasis"><text:span text:style-name="T120"> </text:span></text:span><text:a xlink:type="simple" xlink:href="https://www.debian.org/CD/live/" text:style-name="Internet_20_link" text:visited-style-name="Visited_20_Internet_20_Link"><text:span text:style-name="Strong_20_Emphasis"><text:span text:style-name="T250">debian.org/cd/live</text:span></text:span></text:a><text:span text:style-name="Strong_20_Emphasis"><text:span text:style-name="T120">, </text:span></text:span><text:span text:style-name="Strong_20_Emphasis"><text:span text:style-name="T126">under </text:span></text:span><text:span text:style-name="Strong_20_Emphasis"><text:span text:style-name="T135">DVD/USB</text:span></text:span><text:span text:style-name="Strong_20_Emphasis"><text:span text:style-name="T120"> click </text:span></text:span><text:span text:style-name="Strong_20_Emphasis"><text:span text:style-name="T126">on </text:span></text:span><text:span text:style-name="Strong_20_Emphasis"><text:span text:style-name="T135">amd64</text:span></text:span><text:span text:style-name="Strong_20_Emphasis"><text:span text:style-name="T126">.</text:span></text:span><text:span text:style-name="Strong_20_Emphasis"><text:span text:style-name="T120"><text:line-break/></text:span></text:span><text:span text:style-name="Strong_20_Emphasis"><text:span text:style-name="T123">Click on</text:span></text:span><text:span text:style-name="Strong_20_Emphasis"><text:span text:style-name="T121"> </text:span></text:span><text:span text:style-name="T129">debian-live-1</text:span><text:span text:style-name="T135">2</text:span><text:span text:style-name="T129">...</text:span><text:span text:style-name="T130">-</text:span><text:span text:style-name="T129">amd-64-</text:span><text:span text:style-name="T130">gnome</text:span><text:span text:style-name="T131">.iso</text:span><text:span text:style-name="Strong_20_Emphasis"><text:span text:style-name="T119">.<text:line-break/></text:span></text:span><text:span text:style-name="Strong_20_Emphasis"><text:span text:style-name="T122">Insert a USB stick of at least 4 GB.<text:line-break/>Locate </text:span></text:span><text:span text:style-name="Strong_20_Emphasis"><text:span text:style-name="T132">disk</text:span></text:span><text:span text:style-name="Strong_20_Emphasis"><text:span text:style-name="T122"> and click the </text:span></text:span><text:span text:style-name="Strong_20_Emphasis"><text:span text:style-name="T133">Disks</text:span></text:span><text:span text:style-name="Strong_20_Emphasis"><text:span text:style-name="T122"> icon. Select the USB stick in the list of disks on the left and click </text:span></text:span><text:span text:style-name="Strong_20_Emphasis"><text:span text:style-name="T133">Disk </text:span></text:span><text:span text:style-name="Strong_20_Emphasis"><text:span text:style-name="T132">settings</text:span></text:span><text:span text:style-name="Strong_20_Emphasis"><text:span text:style-name="T122"> ⋮ (icon with the three dots) in the top right corner.</text:span></text:span></text:p><text:p text:style-name="P44"><text:span text:style-name="Strong_20_Emphasis"><text:span text:style-name="T122"><text:tab/>Choose </text:span></text:span><text:span text:style-name="Strong_20_Emphasis"><text:span text:style-name="T133">Restore Disk Image</text:span></text:span><text:span text:style-name="Strong_20_Emphasis"><text:span text:style-name="T122"> and select the CD image file (.iso) you just downloaded.</text:span></text:span></text:p><text:p text:style-name="P44"><text:span text:style-name="Strong_20_Emphasis"><text:span text:style-name="T124"><text:tab/>Click </text:span></text:span><text:span text:style-name="Strong_20_Emphasis"><text:span text:style-name="T134">Start Restore</text:span></text:span><text:span text:style-name="Strong_20_Emphasis"><text:span text:style-name="T124">, and then click </text:span></text:span><text:span text:style-name="Strong_20_Emphasis"><text:span text:style-name="T134">Restore</text:span></text:span><text:span text:style-name="Strong_20_Emphasis"><text:span text:style-name="T124">.</text:span></text:span></text:p><text:p text:style-name="P44"><text:span text:style-name="Strong_20_Emphasis"><text:span text:style-name="T124"><text:tab/>Or use the </text:span></text:span><text:span text:style-name="Strong_20_Emphasis"><text:span text:style-name="T134">Etcher</text:span></text:span><text:span text:style-name="Strong_20_Emphasis"><text:span text:style-name="T124"> program </text:span></text:span><text:span text:style-name="Strong_20_Emphasis"><text:span text:style-name="T125">(</text:span></text:span><text:a xlink:type="simple" xlink:href="https://www.balena.io/etcher/" text:style-name="Internet_20_link" text:visited-style-name="Visited_20_Internet_20_Link"><text:span text:style-name="Strong_20_Emphasis"><text:span text:style-name="T251">etcher.io</text:span></text:span></text:a><text:span text:style-name="Strong_20_Emphasis"><text:span text:style-name="T125">) </text:span></text:span><text:span text:style-name="Strong_20_Emphasis"><text:span text:style-name="T124">available for Windows, macOS, and Linux.</text:span></text:span></text:p></text:note-body></text:note></text:span><text:span text:style-name="T105"> </text:span><text:span text:style-name="T108">o</text:span><text:span text:style-name="T110">r</text:span><text:span text:style-name="T108"> </text:span><text:span text:style-name="T110">DVD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75"><text:span text:style-name="T111">S</text:span><text:span text:style-name="T112">tart up</text:span><text:span text:style-name="T105">/boot menu via </text:span><text:span text:style-name="Definition"><text:span text:style-name="T270">START</text:span></text:span><text:span text:style-name="Definition"><text:span text:style-name="T271">up</text:span></text:span><text:span text:style-name="Definition"><text:span text:style-name="T270">MEnU</text:span></text:span><text:span text:style-name="T105"> </text:span><text:span text:style-name="T113">and </text:span><text:span text:style-name="T112">settings/</text:span><text:span text:style-name="T109">setup</text:span><text:span text:style-name="T105"> via </text:span><text:span text:style-name="Definition"><text:span text:style-name="T14">SETTINGS</text:span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15"><text:span text:style-name="Strong_20_Emphasis"><text:span text:style-name="T25">P</text:span></text:span><text:span text:style-name="Strong_20_Emphasis"><text:span text:style-name="T22">ress the</text:span></text:span><text:span text:style-name="Strong_20_Emphasis"><text:span text:style-name="T23"> </text:span></text:span><text:span text:style-name="Strong_20_Emphasis"><text:span text:style-name="T24">Enter</text:span></text:span><text:span text:style-name="Strong_20_Emphasis"><text:span text:style-name="T22"> key </text:span></text:span><text:span text:style-name="Strong_20_Emphasis"><text:span text:style-name="T115">(</text:span></text:span><text:span text:style-name="Strong_20_Emphasis"><text:span text:style-name="T116">Live </text:span></text:span><text:span text:style-name="Strong_20_Emphasis"><text:span text:style-name="T117">system (amd64)</text:span></text:span><text:span text:style-name="Strong_20_Emphasis"><text:span text:style-name="T115"> is </text:span></text:span><text:span text:style-name="Strong_20_Emphasis"><text:span text:style-name="T26">already selected</text:span></text:span><text:span text:style-name="Strong_20_Emphasis"><text:span text:style-name="T27">)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4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3"/></text:span></text:p>
          </table:table-cell>
          <table:table-cell table:style-name="_32_._5f_Installatie_5f_uitvoeren.C5" office:value-type="string">
            <text:p text:style-name="P61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8" draw:name="Vorm13_1" draw:style-name="gr1" draw:text-style-name="P94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40"><text:span text:style-name="Strong_20_Emphasis"><text:span text:style-name="T29">Start the installation by clicking </text:span></text:span><text:span text:style-name="Strong_20_Emphasis"><text:span text:style-name="T93">Activities</text:span></text:span><text:span text:style-name="Strong_20_Emphasis"><text:span text:style-name="T29"> and clicking </text:span></text:span><text:span text:style-name="Strong_20_Emphasis"><text:span text:style-name="T93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8" office:value-type="string">
            <text:p text:style-name="P79">If asked, type password <text:span text:style-name="T274">liv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18"><text:span text:style-name="Strong_20_Emphasis"><text:span text:style-name="T153">Follow the instructions on the </text:span></text:span><text:span text:style-name="Strong_20_Emphasis"><text:span text:style-name="T154">installation</text:span></text:span><text:span text:style-name="Strong_20_Emphasis"><text:span text:style-name="T155">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8"><text:span text:style-name="Strong_20_Emphasis"><text:span text:style-name="T75">At </text:span></text:span><text:span text:style-name="Strong_20_Emphasis"><text:span text:style-name="T96">Users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3" office:value-type="string">
            <text:p text:style-name="P78"><text:span text:style-name="Strong_20_Emphasis"><text:span text:style-name="T82">E</text:span></text:span><text:span text:style-name="Strong_20_Emphasis"><text:span text:style-name="T74">nter your </text:span></text:span><text:span text:style-name="Strong_20_Emphasis"><text:span text:style-name="T96">What is your name</text:span></text:span><text:span text:style-name="Strong_20_Emphasis"><text:span text:style-name="T95"> </text:span></text:span><text:span text:style-name="Definition"><text:span text:style-name="T11">USER</text:span></text:span><text:span text:style-name="Strong_20_Emphasis"><text:span text:style-name="T79">, <text:line-break/></text:span></text:span><text:span text:style-name="Strong_20_Emphasis"><text:span text:style-name="T102">What name do you want to use to log in</text:span></text:span><text:span text:style-name="Strong_20_Emphasis"><text:span text:style-name="T8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103">What is the na</text:span></text:span><text:span text:style-name="Strong_20_Emphasis"><text:span text:style-name="T102">me of </text:span></text:span><text:span text:style-name="Strong_20_Emphasis"><text:span text:style-name="T104">this</text:span></text:span><text:span text:style-name="Strong_20_Emphasis"><text:span text:style-name="T102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81">enter a password twice, and click </text:span></text:span><text:span text:style-name="Strong_20_Emphasis"><text:span text:style-name="T97">Next</text:span></text:span><text:span text:style-name="Strong_20_Emphasis"><text:span text:style-name="T81">.</text:span></text:span></text:p>
          </table:table-cell>
        </table:table-row>
      </table:table>
      <text:p text:style-name="P37"><text:span text:style-name="Strong_20_Emphasis"><text:span text:style-name="T76"/></text:span></text:p>
      <text:list xml:id="list194120679763016" text:continue-numbering="true" text:style-name="L1">
        <text:list-item>
          <text:p text:style-name="P93"><text:bookmark-start text:name="__RefNumPara__12966_2272496019"/><text:span text:style-name="Strong_20_Emphasis"><text:span text:style-name="T101">Finish installation</text:span></text:span><text:bookmark-end text:name="__RefNumPara__12966_2272496019"/></text:p>
        </text:list-item>
      </text:list>
      <text:p text:style-name="P38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4" draw:name="Vorm22" draw:style-name="gr1" draw:text-style-name="P9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30">Log in as </text:span></text:span><text:span text:style-name="Definition"><text:span text:style-name="T10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><text:span text:style-name="Strong_20_Emphasis"><text:span text:style-name="T114"/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1"><text:span text:style-name="Strong_20_Emphasis"><text:span text:style-name="T41">Install </text:span></text:span><text:span text:style-name="Strong_20_Emphasis"><text:span text:style-name="T43">pa</text:span></text:span><text:span text:style-name="Strong_20_Emphasis"><text:span text:style-name="T61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43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88"><text:span text:style-name="Strong_20_Emphasis"><text:span text:style-name="T69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70">(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63">and click the </text:span></text:span><text:span text:style-name="Strong_20_Emphasis"><text:span text:style-name="T85">Terminal</text:span></text:span><text:span text:style-name="Strong_20_Emphasis"><text:span text:style-name="T63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P76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77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77"><text:span text:style-name="User_20_Entry"><text:span text:style-name="T140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77"><text:span text:style-name="User_20_Entry"><text:span text:style-name="T140">bash 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5" draw:name="Vorm33" draw:style-name="gr1" draw:text-style-name="P94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1"><text:span text:style-name="Strong_20_Emphasis"><text:span text:style-name="T5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88"><text:span text:style-name="Strong_20_Emphasis"><text:span text:style-name="T70">T</text:span></text:span><text:span text:style-name="Strong_20_Emphasis"><text:span text:style-name="T56">ype </text:span></text:span><text:span text:style-name="Strong_20_Emphasis"><text:span text:style-name="T89">menu</text:span></text:span><text:span text:style-name="Strong_20_Emphasis"><text:span text:style-name="T56"> </text:span></text:span><text:span text:style-name="Strong_20_Emphasis"><text:span text:style-name="T70">(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6">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73"><text:span text:style-name="Strong_20_Emphasis"><text:span text:style-name="T54">Se</text:span></text:span><text:span text:style-name="Strong_20_Emphasis"><text:span text:style-name="T65">lect</text:span></text:span><text:span text:style-name="Strong_20_Emphasis"><text:span text:style-name="T54"> </text:span></text:span><text:span text:style-name="Strong_20_Emphasis"><text:span text:style-name="T98">3</text:span></text:span><text:span text:style-name="Strong_20_Emphasis"><text:span text:style-name="T77"> 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55"> </text:span></text:span><text:span text:style-name="Strong_20_Emphasis"><text:span text:style-name="T53">and </text:span></text:span><text:span text:style-name="Strong_20_Emphasis"><text:span text:style-name="T67">click </text:span></text:span><text:span text:style-name="Strong_20_Emphasis"><text:span text:style-name="T91">Continue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</table:table>
      <text:p text:style-name="P38"><text:span text:style-name="Strong_20_Emphasis"><text:span text:style-name="T30"><text:tab/></text:span></text:span></text:p>
      <text:p text:style-name="P39"><text:span text:style-name="Strong_20_Emphasis"><text:span text:style-name="T52"/></text:span></text:p>
      <text:list xml:id="list194121038327456" text:continue-numbering="true" text:style-name="L1">
        <text:list-item>
          <text:p text:style-name="P92"><text:span text:style-name="Strong_20_Emphasis"><text:span text:style-name="T16">P</text:span></text:span><text:span text:style-name="Strong_20_Emphasis"><text:span text:style-name="T254">rovision user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9" draw:name="Vorm36_0" draw:style-name="gr1" draw:text-style-name="P94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9" draw:name="Vorm36_ 1" draw:style-name="gr1" draw:text-style-name="P94" svg:width="0.35cm" svg:height="0.35cm" draw:control="control20"/></text:span></text:span></text:p>
          </table:table-cell>
          <table:table-cell table:style-name="Tabel2.D1" office:value-type="string">
            <text:p text:style-name="P33"><text:span text:style-name="Strong_20_Emphasis"><text:span text:style-name="T33">Log in as</text:span></text:span><text:span text:style-name="Strong_20_Emphasis"><text:span text:style-name="T30"> </text:span></text:span><text:span text:style-name="Definition"><text:span text:style-name="T10">USER</text:span></text:span><text:span text:style-name="Strong_20_Emphasis"><text:span text:style-name="T42"><text:note text:id="ftn9" text:note-class="footnote"><text:note-citation>1</text:note-citation><text:note-body><text:p text:style-name="P42"><text:span text:style-name="User_20_Entry"><text:span text:style-name="T151">Login any additional </text:span></text:span><text:span text:style-name="Definition"><text:span text:style-name="T248">USER</text:span></text:span><text:span text:style-name="User_20_Entry"><text:span text:style-name="T152">s </text:span></text:span><text:span text:style-name="User_20_Entry"><text:span text:style-name="T151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9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0" draw:name="Vorm36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20" draw:name="Vorm36_ 2" draw:style-name="gr1" draw:text-style-name="P94" svg:width="0.35cm" svg:height="0.35cm" draw:control="control21"/></text:span></text:span></text:p>
          </table:table-cell>
          <table:table-cell table:style-name="Tabel2.D5" office:value-type="string">
            <text:p text:style-name="P34"><text:span text:style-name="Strong_20_Emphasis"><text:span text:style-name="T57">Set up the</text:span></text:span><text:span text:style-name="Strong_20_Emphasis"><text:span text:style-name="T58"> </text:span></text:span><text:span text:style-name="Strong_20_Emphasis"><text:span text:style-name="T68">user</text:span></text:span><text:span text:style-name="Definition"><text:span text:style-name="T272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36"><text:span text:style-name="Strong_20_Emphasis"><text:span text:style-name="T69">T</text:span></text:span><text:span text:style-name="Strong_20_Emphasis"><text:span text:style-name="T57">ype </text:span></text:span><text:span text:style-name="Strong_20_Emphasis"><text:span text:style-name="T90">menu</text:span></text:span><text:span text:style-name="Strong_20_Emphasis"><text:span text:style-name="T57"> </text:span></text:span><text:span text:style-name="Strong_20_Emphasis"><text:span text:style-name="T70">(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7">and click on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66">Select</text:span></text:span><text:span text:style-name="Strong_20_Emphasis"><text:span text:style-name="T54"> </text:span></text:span><text:span text:style-name="Strong_20_Emphasis"><text:span text:style-name="T98">4 </text:span></text:span><text:span text:style-name="Strong_20_Emphasis"><text:span text:style-name="T86">Provision user</text:span></text:span><text:span text:style-name="Strong_20_Emphasis"><text:span text:style-name="T55"> </text:span></text:span><text:span text:style-name="Strong_20_Emphasis"><text:span text:style-name="T53">and </text:span></text:span><text:span text:style-name="Strong_20_Emphasis"><text:span text:style-name="T67">click </text:span></text:span><text:span text:style-name="Strong_20_Emphasis"><text:span text:style-name="T91">Continue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</table:table>
      <text:p text:style-name="P32"><text:span text:style-name="Strong_20_Emphasis"><text:span text:style-name="T59"/></text:span></text:p>
      <text:p text:style-name="P16"/>
      <text:p text:style-name="P16"/>
      <text:p text:style-name="P72"><text:span text:style-name="T166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48"/>
      <text:p text:style-name="P56"><text:span text:style-name="Emphasis"><text:span text:style-name="T257">Written</text:span></text:span><text:span text:style-name="Emphasis"><text:span text:style-name="T255"> </text:span></text:span><text:span text:style-name="Emphasis"><text:span text:style-name="T257">by</text:span></text:span><text:span text:style-name="Emphasis"><text:span text:style-name="T2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" text:style-name="Internet_20_link" text:visited-style-name="Visited_20_Internet_20_Link"><text:span text:style-name="Emphasis"><text:span text:style-name="T258">CC0 1.0 Universal</text:span></text:span></text:a><text:span text:style-name="Emphasis"><text:span text:style-name="T255">, </text:span></text:span><text:span text:style-name="Strong_20_Emphasis"><text:span text:style-name="T52"><text:user-field-get text:name="Releaseyear">2023</text:user-field-get></text:span></text:span><text:span text:style-name="Strong_20_Emphasis"><text:span text:style-name="T52">-</text:span></text:span><text:span text:style-name="Strong_20_Emphasis"><text:span text:style-name="T52"><text:date style:data-style-name="N10111" text:date-value="2023-05-13T10:11:41.587769854" text:fixed="true">2023</text:date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18T19:41:19.409822565">18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8T19:41:19.204521202</dc:date>
    <meta:keyword>Installatie</meta:keyword>
    <meta:keyword>Checklist</meta:keyword>
    <meta:keyword>Linux</meta:keyword>
    <meta:editing-cycles>6836</meta:editing-cycles>
    <meta:editing-duration>P12DT1H29M46S</meta:editing-duration>
    <meta:print-date>2021-03-23T20:07:57.967210640</meta:print-date>
    <dc:creator>Karel Zimmer</dc:creator>
    <meta:document-statistic meta:table-count="4" meta:image-count="0" meta:object-count="0" meta:page-count="4" meta:paragraph-count="93" meta:word-count="683" meta:character-count="4199" meta:non-whitespace-character-count="3560"/>
    <meta:user-defined meta:name="Info 1"/>
    <meta:user-defined meta:name="Info 2"/>
    <meta:user-defined meta:name="Info 3"/>
    <meta:user-defined meta:name="Info 4"/>
  </office:meta>
</office:document-meta>
</file>